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Criminal_Offenses_On_campus_Stu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riminal_Offenses_On_campus_Stu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Criminal Offenses - On-campus Student Housing Facilities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Arson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67">
            <text:p>24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0">
            <text:p>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14">
            <text:p>15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93">
            <text:p>47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09">
            <text:p>77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24">
            <text:p>13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1">
            <text:p>10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060">
            <text:p>10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889">
            <text:p>298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08">
            <text:p>11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152">
            <text:p>61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61">
            <text:p>10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7393">
            <text:p>173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7393">
            <text:p>173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7393">
            <text:p>173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921">
            <text:p>9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798">
            <text:p>177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79">
            <text:p>44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8">
            <text:p>23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87">
            <text:p>1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55">
            <text:p>1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593">
            <text:p>35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238">
            <text:p>62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1625">
            <text:p>216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220">
            <text:p>92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15">
            <text:p>7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46">
            <text:p>11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80">
            <text:p>40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70">
            <text:p>19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681">
            <text:p>6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07">
            <text:p>31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8">
            <text:p>7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1">
            <text:p>7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043">
            <text:p>20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5">
            <text:p>3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862">
            <text:p>48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96">
            <text:p>44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068">
            <text:p>24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0189">
            <text:p>301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0189">
            <text:p>301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872">
            <text:p>8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97">
            <text:p>13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8470">
            <text:p>284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28470">
            <text:p>284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72">
            <text:p>48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99">
            <text:p>15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8">
            <text:p>1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17">
            <text:p>14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49">
            <text:p>21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45">
            <text:p>2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riminal_Offenses_On_campus_Stu" style:display-name="PageStyle_Criminal_Offenses_On_campus_Stu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